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50.538cm" fo:min-width="27.788cm" fo:padding-top="0.231cm" fo:padding-bottom="0.231cm" fo:padding-left="0.356cm" fo:padding-right="0.356cm"/>
    </style:style>
    <style:style style:name="gr2" style:family="graphic" style:parent-style-name="standard">
      <style:graphic-properties draw:stroke="solid" svg:stroke-color="#000000" draw:fill="none" draw:fill-color="#ffffff" fo:min-height="18.992cm"/>
    </style:style>
    <style:style style:name="gr3" style:family="graphic" style:parent-style-name="standard">
      <style:graphic-properties draw:stroke="solid" svg:stroke-color="#000000" draw:fill="none" draw:fill-color="#ffffff" fo:min-height="16.69cm"/>
    </style:style>
    <style:style style:name="gr4" style:family="graphic" style:parent-style-name="standard">
      <style:graphic-properties draw:stroke="solid" svg:stroke-color="#000000" draw:fill="none" draw:fill-color="#ffffff" fo:min-height="3.304cm"/>
    </style:style>
    <style:style style:name="gr5" style:family="graphic" style:parent-style-name="standard">
      <style:graphic-properties draw:stroke="none" svg:stroke-color="#000000" draw:fill="none" draw:fill-color="#ffffff" fo:min-height="3.35cm"/>
    </style:style>
    <style:style style:name="gr6" style:family="graphic" style:parent-style-name="standard">
      <style:graphic-properties draw:stroke="none" svg:stroke-color="#000000" draw:fill="none" draw:fill-color="#ffffff" fo:min-height="5.506cm"/>
    </style:style>
    <style:style style:name="gr7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8" style:family="graphic" style:parent-style-name="standard">
      <style:graphic-properties draw:stroke="solid" svg:stroke-color="#000000" draw:fill="none" draw:fill-color="#ffffff" fo:min-height="14.55cm"/>
    </style:style>
    <style:style style:name="gr9" style:family="graphic" style:parent-style-name="standard">
      <style:graphic-properties draw:stroke="none" svg:stroke-color="#000000" draw:fill="none" draw:fill-color="#ffffff" fo:min-height="3.304cm"/>
    </style:style>
    <style:style style:name="gr10" style:family="graphic" style:parent-style-name="standard">
      <style:graphic-properties draw:stroke="solid" svg:stroke-color="#000000" draw:fill="none" draw:fill-color="#ffffff" fo:min-height="11.879cm"/>
    </style:style>
    <style:style style:name="gr11" style:family="graphic" style:parent-style-name="standard">
      <style:graphic-properties draw:stroke="solid" svg:stroke-color="#000000" draw:fill="none" draw:fill-color="#ffffff" fo:min-height="12.98cm"/>
    </style:style>
    <style:style style:name="gr12" style:family="graphic" style:parent-style-name="standard">
      <style:graphic-properties draw:stroke="none" svg:stroke-color="#000000" draw:fill="none" draw:fill-color="#ffffff" fo:min-height="3.25cm"/>
    </style:style>
    <style:style style:name="gr13" style:family="graphic" style:parent-style-name="standard">
      <style:graphic-properties draw:stroke="solid" svg:stroke-color="#000000" draw:fill="none" draw:fill-color="#ffffff" fo:min-height="3.706cm"/>
    </style:style>
    <style:style style:name="gr14" style:family="graphic" style:parent-style-name="standard">
      <style:graphic-properties draw:stroke="solid" svg:stroke-color="#000000" draw:fill="none" draw:fill-color="#ffffff" fo:min-height="9.677cm"/>
    </style:style>
    <style:style style:name="gr15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71.338cm" fo:min-width="27.788cm" fo:padding-top="0.231cm" fo:padding-bottom="0.231cm" fo:padding-left="0.356cm" fo:padding-right="0.356cm"/>
    </style:style>
    <style:style style:name="gr16" style:family="graphic" style:parent-style-name="standard">
      <style:graphic-properties draw:stroke="solid" svg:stroke-color="#000000" draw:fill="none" draw:fill-color="#ffffff" fo:min-height="29.029cm"/>
    </style:style>
    <style:style style:name="gr17" style:family="graphic" style:parent-style-name="standard">
      <style:graphic-properties draw:stroke="solid" svg:stroke-color="#000000" draw:fill="none" draw:fill-color="#ffffff" fo:min-height="15.182cm"/>
    </style:style>
    <style:style style:name="gr18" style:family="graphic" style:parent-style-name="standard">
      <style:graphic-properties draw:stroke="none" svg:stroke-color="#000000" draw:fill="none" draw:fill-color="#ffffff" fo:min-height="4.405cm"/>
    </style:style>
    <style:style style:name="gr19" style:family="graphic" style:parent-style-name="standard">
      <style:graphic-properties draw:stroke="solid" svg:stroke-color="#000000" draw:fill="none" draw:fill-color="#ffffff" fo:min-height="20.454cm"/>
    </style:style>
    <style:style style:name="gr20" style:family="graphic" style:parent-style-name="standard">
      <style:graphic-properties draw:stroke="solid" svg:stroke-width="0.106cm" svg:stroke-color="#000000" draw:marker-start-width="0.359cm" draw:marker-end-width="0.359cm" draw:fill="solid" draw:fill-color="#a1467e" draw:opacity="70%" fo:min-height="23.444cm" fo:padding-top="0.178cm" fo:padding-bottom="0.178cm" fo:padding-left="0.303cm" fo:padding-right="0.303cm"/>
    </style:style>
    <style:style style:name="gr21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36.138cm" fo:min-width="38.488cm" fo:padding-top="0.231cm" fo:padding-bottom="0.231cm" fo:padding-left="0.356cm" fo:padding-right="0.356cm"/>
    </style:style>
    <style:style style:name="gr22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62.338cm" fo:min-width="27.788cm" fo:padding-top="0.231cm" fo:padding-bottom="0.231cm" fo:padding-left="0.356cm" fo:padding-right="0.356cm"/>
    </style:style>
    <style:style style:name="gr23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112.338cm" fo:min-width="72.188cm" fo:padding-top="0.231cm" fo:padding-bottom="0.231cm" fo:padding-left="0.356cm" fo:padding-right="0.356cm"/>
    </style:style>
    <style:style style:name="gr24" style:family="graphic" style:parent-style-name="standard">
      <style:graphic-properties draw:stroke="none" svg:stroke-color="#000000" draw:fill="none" draw:fill-color="#ffffff" fo:min-height="2.845cm"/>
    </style:style>
    <style:style style:name="gr25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13.738cm" fo:min-width="70.788cm" fo:padding-top="0.231cm" fo:padding-bottom="0.231cm" fo:padding-left="0.356cm" fo:padding-right="0.356cm"/>
    </style:style>
    <style:style style:name="gr26" style:family="graphic" style:parent-style-name="standard">
      <style:graphic-properties draw:stroke="dash" draw:stroke-dash="Dashed_20__28_var_29_" svg:stroke-width="0.212cm" draw:marker-start-width="0.518cm" draw:marker-end-width="0.518cm" draw:opacity="30%" draw:textarea-horizontal-align="justify" draw:textarea-vertical-align="middle" draw:auto-grow-height="false" fo:min-height="92.538cm" fo:min-width="70.788cm" fo:padding-top="0.231cm" fo:padding-bottom="0.231cm" fo:padding-left="0.356cm" fo:padding-right="0.356cm"/>
    </style:style>
    <style:style style:name="gr27" style:family="graphic" style:parent-style-name="standard">
      <style:graphic-properties draw:stroke="none" svg:stroke-color="#000000" draw:fill="none" draw:fill-color="#ffffff" fo:min-height="1.423cm"/>
    </style:style>
    <style:style style:name="gr28" style:family="graphic" style:parent-style-name="standard">
      <style:graphic-properties draw:stroke="solid" svg:stroke-color="#000000" draw:fill="none" draw:fill-color="#ffffff" fo:min-height="34.452cm"/>
    </style:style>
    <style:style style:name="gr29" style:family="graphic" style:parent-style-name="standard">
      <style:graphic-properties draw:stroke="solid" svg:stroke-color="#000000" draw:fill="none" draw:fill-color="#ffffff" fo:min-height="32.35cm"/>
    </style:style>
    <style:style style:name="gr30" style:family="graphic" style:parent-style-name="standard">
      <style:graphic-properties draw:stroke="none" svg:stroke-color="#000000" draw:fill="none" draw:fill-color="#ffffff" fo:min-height="10.232cm"/>
    </style:style>
    <style:style style:name="gr31" style:family="graphic" style:parent-style-name="standard">
      <style:graphic-properties draw:stroke="solid" svg:stroke-color="#000000" draw:fill="none" draw:fill-color="#ffffff" fo:min-height="36.15cm"/>
    </style:style>
    <style:style style:name="gr32" style:family="graphic" style:parent-style-name="standard">
      <style:graphic-properties draw:stroke="solid" svg:stroke-color="#000000" draw:fill="none" draw:fill-color="#ffffff" fo:min-height="24.779cm"/>
    </style:style>
    <style:style style:name="gr33" style:family="graphic" style:parent-style-name="standard">
      <style:graphic-properties draw:stroke="none" svg:stroke-color="#000000" draw:fill="none" draw:fill-color="#ffffff" fo:min-height="1.75cm"/>
    </style:style>
    <style:style style:name="gr34" style:family="graphic" style:parent-style-name="standard">
      <style:graphic-properties draw:stroke="solid" svg:stroke-color="#000000" draw:fill="none" draw:fill-color="#ffffff" fo:min-height="20.093cm"/>
    </style:style>
    <style:style style:name="gr35" style:family="graphic" style:parent-style-name="standard">
      <style:graphic-properties draw:stroke="solid" svg:stroke-color="#000000" draw:fill="none" draw:fill-color="#ffffff" fo:min-height="16.685cm"/>
    </style:style>
    <style:style style:name="gr36" style:family="graphic" style:parent-style-name="standard">
      <style:graphic-properties draw:stroke="solid" svg:stroke-color="#000000" draw:fill="none" draw:fill-color="#ffffff" fo:min-height="6.374cm"/>
    </style:style>
    <style:style style:name="gr37" style:family="graphic" style:parent-style-name="standard">
      <style:graphic-properties draw:stroke="none" svg:stroke-color="#000000" draw:fill="none" draw:fill-color="#ffffff" fo:min-height="3.65cm"/>
    </style:style>
    <style:style style:name="gr38" style:family="graphic" style:parent-style-name="standard">
      <style:graphic-properties draw:stroke="solid" svg:stroke-color="#000000" draw:fill="none" draw:fill-color="#ffffff" fo:min-height="12.45cm"/>
    </style:style>
    <style:style style:name="gr39" style:family="graphic" style:parent-style-name="standard">
      <style:graphic-properties draw:stroke="none" svg:stroke-color="#000000" draw:fill="none" draw:fill-color="#ffffff" fo:min-height="7.871cm"/>
    </style:style>
    <style:style style:name="gr40" style:family="graphic" style:parent-style-name="standard">
      <style:graphic-properties draw:stroke="none" svg:stroke-color="#000000" draw:fill="none" draw:fill-color="#ffffff" fo:min-height="1.575cm"/>
    </style:style>
    <style:style style:name="P1" style:family="paragraph">
      <loext:graphic-properties draw:opacity="3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cm" fo:line-height="100%" fo:text-align="center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P6" style:family="paragraph">
      <loext:graphic-properties draw:fill="none" draw:fill-color="#ffffff"/>
      <style:paragraph-properties fo:text-align="center"/>
      <style:text-properties fo:font-size="28pt" fo:font-weight="normal" style:font-size-asian="28pt" style:font-weight-asian="normal" style:font-size-complex="28pt" style:font-weight-complex="normal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9" style:family="paragraph">
      <loext:graphic-properties draw:fill="solid" draw:fill-color="#a1467e" draw:opacity="70%"/>
      <style:paragraph-properties fo:text-align="center"/>
      <style:text-properties fo:font-size="28pt" style:font-size-asian="28pt" style:font-size-complex="28pt"/>
    </style:style>
    <style:style style:name="P10" style:family="paragraph">
      <style:paragraph-properties fo:margin-left="0cm" fo:margin-right="0cm" fo:margin-top="0cm" fo:margin-bottom="0cm" fo:line-height="100%" fo:text-align="start" fo:text-indent="0cm"/>
    </style:style>
    <style:style style:name="P11" style:family="paragraph">
      <style:paragraph-properties fo:margin-left="0cm" fo:margin-right="0cm" fo:margin-top="0cm" fo:margin-bottom="0cm" fo:line-height="100%" fo:text-indent="0cm"/>
    </style:style>
    <style:style style:name="P12" style:family="paragraph">
      <loext:graphic-properties draw:fill="none" draw:fill-color="#ffffff"/>
      <style:paragraph-properties fo:text-align="start"/>
      <style:text-properties style:use-window-font-color="true" fo:font-size="20pt" fo:font-weight="normal" fo:background-color="#77bc65" style:font-size-asian="20pt" style:font-weight-asian="normal" style:font-size-complex="20pt" style:font-weight-complex="normal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font-size="22pt" fo:font-weight="normal" style:font-size-asian="22pt" style:font-weight-asian="normal" style:font-size-complex="22pt" style:font-weight-complex="normal"/>
    </style:style>
    <style:style style:name="T5" style:family="text">
      <style:text-properties fo:font-size="22pt" fo:font-weight="bold" style:font-size-asian="22pt" style:font-weight-asian="bold" style:font-size-complex="22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style:font-name-asian="Noto Sans CJK SC Regular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36pt" fo:font-weight="bold" style:font-size-asian="36pt" style:font-weight-asian="bold" style:font-size-complex="36pt" style:font-weight-complex="bold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bold" style:letter-kerning="true" style:font-name-asian="Noto Sans CJK SC Regular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10" style:family="text">
      <style:text-properties fo:font-size="28pt" fo:font-weight="bold" fo:background-color="#a1467e" style:font-size-asian="28pt" style:font-weight-asian="bold" style:font-size-complex="28pt" style:font-weight-complex="bold"/>
    </style:style>
    <style:style style:name="T11" style:family="text">
      <style:text-properties fo:font-size="28pt" fo:font-weight="bold" fo:background-color="transparent" style:font-size-asian="28pt" style:font-weight-asian="bold" style:font-size-complex="28pt" style:font-weight-complex="bold"/>
    </style:style>
    <style:style style:name="T12" style:family="text">
      <style:text-properties fo:font-size="28pt" fo:font-weight="normal" fo:background-color="transparent" style:font-size-asian="28pt" style:font-weight-asian="normal" style:font-size-complex="28pt" style:font-weight-complex="normal"/>
    </style:style>
    <style:style style:name="T13" style:family="text">
      <style:text-properties fo:font-size="28pt" fo:font-style="italic" fo:font-weight="normal" fo:background-color="transparent" style:font-size-asian="28pt" style:font-style-asian="italic" style:font-weight-asian="normal" style:font-size-complex="28pt" style:font-style-complex="italic" style:font-weight-complex="normal"/>
    </style:style>
    <style:style style:name="T14" style:family="text">
      <style:text-properties fo:font-size="28pt" fo:font-style="italic" style:font-size-asian="28pt" style:font-style-asian="italic" style:font-size-complex="28pt" style:font-style-complex="italic"/>
    </style:style>
    <style:style style:name="T15" style:family="text">
      <style:text-properties fo:font-size="32pt" fo:font-weight="bold" style:font-size-asian="32pt" style:font-weight-asian="bold" style:font-size-complex="32pt" style:font-weight-complex="bold"/>
    </style:style>
    <style:style style:name="T16" style:family="text">
      <style:text-properties fo:font-size="24pt" fo:font-weight="normal" style:font-size-asian="24pt" style:font-weight-asian="normal" style:font-size-complex="24pt" style:font-weight-complex="normal"/>
    </style:style>
    <style:style style:name="T17" style:family="text">
      <style:text-properties fo:font-size="24pt" fo:font-weight="bold" style:font-size-asian="24pt" style:font-weight-asian="bold" style:font-size-complex="24pt" style:font-weight-complex="bold"/>
    </style:style>
    <style:style style:name="T18" style:family="text">
      <style:text-properties fo:font-size="24pt" fo:font-weight="bold" fo:background-color="#a1467e" style:font-size-asian="24pt" style:font-weight-asian="bold" style:font-size-complex="24pt" style:font-weight-complex="bold"/>
    </style:style>
    <style:style style:name="T19" style:family="text">
      <style:text-properties fo:font-size="24pt" fo:font-weight="normal" fo:background-color="transparent" style:font-size-asian="24pt" style:font-weight-asian="normal" style:font-size-complex="24pt" style:font-weight-complex="normal"/>
    </style:style>
    <style:style style:name="T20" style:family="text">
      <style:text-properties fo:font-size="24pt" fo:font-style="italic" fo:font-weight="normal" fo:background-color="transparent" style:font-size-asian="24pt" style:font-style-asian="italic" style:font-weight-asian="normal" style:font-size-complex="24pt" style:font-style-complex="italic" style:font-weight-complex="normal"/>
    </style:style>
    <style:style style:name="T21" style:family="text">
      <style:text-properties fo:font-size="24pt" fo:font-weight="normal" fo:background-color="#ffde59" style:font-size-asian="24pt" style:font-weight-asian="normal" style:font-size-complex="24pt" style:font-weight-complex="normal"/>
    </style:style>
    <style:style style:name="T22" style:family="text">
      <style:text-properties fo:font-size="24pt" fo:background-color="#729fcf" style:font-size-asian="24pt" style:font-size-complex="24pt"/>
    </style:style>
    <style:style style:name="T23" style:family="text">
      <style:text-properties fo:font-size="24pt" fo:font-style="italic" style:font-size-asian="24pt" style:font-style-asian="italic" style:font-size-complex="24pt" style:font-style-complex="italic"/>
    </style:style>
    <style:style style:name="T24" style:family="text">
      <style:text-properties fo:font-size="24pt" style:font-size-asian="24pt" style:font-size-complex="24pt"/>
    </style:style>
    <style:style style:name="T25" style:family="text">
      <style:text-properties fo:font-size="22pt" fo:font-weight="normal" fo:background-color="#a1467e" style:font-size-asian="22pt" style:font-weight-asian="normal" style:font-size-complex="22pt" style:font-weight-complex="normal"/>
    </style:style>
    <style:style style:name="T26" style:family="text">
      <style:text-properties fo:font-size="22pt" fo:font-weight="normal" fo:background-color="transparent" style:font-size-asian="22pt" style:font-weight-asian="normal" style:font-size-complex="22pt" style:font-weight-complex="normal"/>
    </style:style>
    <style:style style:name="T27" style:family="text">
      <style:text-properties fo:font-size="22pt" fo:font-style="italic" fo:font-weight="normal" fo:background-color="transparent" style:font-size-asian="22pt" style:font-style-asian="italic" style:font-weight-asian="normal" style:font-size-complex="22pt" style:font-style-complex="italic" style:font-weight-complex="normal"/>
    </style:style>
    <style:style style:name="T2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2pt" fo:font-style="normal" fo:text-shadow="none" style:text-underline-style="none" fo:font-weight="normal" style:letter-kerning="true" fo:background-color="transparent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font-size="28pt" fo:font-weight="bold" fo:background-color="#729fcf" style:font-size-asian="28pt" style:font-weight-asian="bold" style:font-size-complex="28pt" style:font-weight-complex="bold"/>
    </style:style>
    <style:style style:name="T32" style:family="text">
      <style:text-properties fo:font-size="24pt" fo:font-weight="bold" fo:background-color="#729fcf" style:font-size-asian="24pt" style:font-weight-asian="bold" style:font-size-complex="24pt" style:font-weight-complex="bold"/>
    </style:style>
    <style:style style:name="T33" style:family="text">
      <style:text-properties style:use-window-font-color="true" fo:font-size="20pt" fo:font-weight="normal" fo:background-color="#77bc65" style:font-size-asian="20pt" style:font-weight-asian="normal" style:font-size-complex="20pt" style:font-weight-complex="normal"/>
    </style:style>
    <style:style style:name="T34" style:family="text">
      <style:text-properties style:use-window-font-color="true" fo:font-size="20pt" fo:font-weight="normal" fo:background-color="#ff5429" style:font-size-asian="20pt" style:font-weight-asian="normal" style:font-size-complex="20pt" style:font-weight-complex="normal"/>
    </style:style>
    <style:style style:name="T3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2pt" fo:font-style="normal" fo:text-shadow="none" style:text-underline-style="none" fo:font-weight="normal" style:letter-kerning="true" fo:background-color="#a1467e" style:font-name-asian="Noto Sans CJK SC Regular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37" style:family="text">
      <style:text-properties fo:font-size="22pt" fo:background-color="#729fcf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8.5cm" svg:height="51cm" svg:x="62.5cm" svg:y="5.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9cm" svg:height="19.242cm" svg:x="11.8cm" svg:y="22.7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Performance </text:span><text:span text:style-name="T1">Workshop, Chicago, USA</text:span></text:p>
            <text:p text:style-name="P4"><text:span text:style-name="T1">Methodology:</text:span></text:p>
            <text:p text:style-name="P4"><text:span text:style-name="T4">Builds</text:span><text:span text:style-name="T5"> </text:span><text:span text:style-name="T4">2 memory graphs (Unified Shape Graph (USG) + Static </text:span><text:span text:style-name="T4">Shape Graph (SSG)). USG consists of all dynamically </text:span><text:span text:style-name="T4">allocated memory chunks as nodes. SSG consists of nodes </text:span><text:span text:style-name="T4">corresponding to static locations of allocation call instructions </text:span><text:span text:style-name="T4">in the program binary. SCCs on the SSG delineate separate </text:span><text:span text:style-name="T4">data structures. An array of trees materialises into a graph on </text:span><text:span text:style-name="T4">USG. SSG can help separate RDS of trees from those of </text:span><text:span text:style-name="T4">arrays.</text:span></text:p>
            <text:p><text:span text:style-name="T1">Implementation:</text:span><text:span text:style-name="T3"> </text:span><text:span text:style-name="T6">Binary instrumentation with Intel’s PIN</text:span></text:p>
            <text:p><text:span text:style-name="T1">Experimental Result</text:span><text:span text:style-name="T3">: </text:span><text:span text:style-name="T6">SPEC2000, Olden. RDSP <text:s/></text:span><text:span text:style-name="T6">processes dynamic application traces. Builds graphs and </text:span><text:span text:style-name="T6">calculates numbers of different RDS and their lifetimes. No </text:span><text:span text:style-name="T6">precise identification is reported. Numbers have not been </text:span><text:span text:style-name="T6">validated in any way.</text:span></text:p>
            <text:p><text:span text:style-name="T6"/></text:p>
          </draw:text-box>
        </draw:frame>
        <draw:frame draw:style-name="gr3" draw:text-style-name="P5" draw:layer="layout" svg:width="21.9cm" svg:height="16.94cm" svg:x="38.6cm" svg:y="22.46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Workshop on Parallel Execution of </text:span><text:span text:style-name="T1">Sequential Programs on Multicore </text:span><text:span text:style-name="T1">Architectures (PESPMA'09) , June 2009.</text:span></text:p>
            <text:p text:style-name="P2"><text:span text:style-name="T1"/></text:p>
            <text:p text:style-name="P2"><text:span text:style-name="T1">MICRO’42 Proceedings of the 42nd Annual </text:span><text:span text:style-name="T1">IEEE/ACM International Symposium on </text:span><text:span text:style-name="T1">Microarchitecture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1">Experimental Result</text:span><text:span text:style-name="T3">: </text:span></text:p>
            <text:p><text:span text:style-name="T6"/></text:p>
          </draw:text-box>
        </draw:frame>
        <draw:frame draw:style-name="gr4" draw:text-style-name="P5" draw:layer="layout" svg:width="19cm" svg:height="3.554cm" svg:x="4.4cm" svg:y="5.2cm">
          <draw:text-box>
            <text:p text:style-name="P2"><text:span text:style-name="T1">Memory profiling, Profile-based </text:span><text:span text:style-name="T1">optimizations, memory analysis</text:span></text:p>
            <text:p text:style-name="P2"><text:span text:style-name="T3"/></text:p>
          </draw:text-box>
        </draw:frame>
        <draw:frame draw:style-name="gr5" draw:text-style-name="P6" draw:layer="layout" svg:width="11.1cm" svg:height="3.6cm" svg:x="3.2cm" svg:y="13.5cm">
          <draw:text-box>
            <text:p text:style-name="P2"><text:span text:style-name="T2">Work at the granularity of the individual </text:span><text:span text:style-name="T2">load/store operations</text:span></text:p>
          </draw:text-box>
        </draw:frame>
        <draw:frame draw:style-name="gr4" draw:text-style-name="P5" draw:layer="layout" svg:width="19cm" svg:height="3.554cm" svg:x="24.1cm" svg:y="8.7cm">
          <draw:text-box>
            <text:p text:style-name="P2"><text:span text:style-name="T1">Shape Analysis</text:span></text:p>
            <text:p text:style-name="P2"><text:span text:style-name="T3"/></text:p>
          </draw:text-box>
        </draw:frame>
        <draw:frame draw:style-name="gr6" draw:text-style-name="P6" draw:layer="layout" svg:width="11.1cm" svg:height="5.756cm" svg:x="30.9cm" svg:y="15.1cm">
          <draw:text-box>
            <text:p text:style-name="P2"><text:span text:style-name="T2">Conservative, cannot operate on multiple </text:span><text:span text:style-name="T2">compilation units, analysis time does not scale </text:span><text:span text:style-name="T2">well</text:span></text:p>
          </draw:text-box>
        </draw:frame>
        <draw:line draw:style-name="gr7" draw:text-style-name="P7" draw:layer="layout" svg:x1="43.4cm" svg:y1="10.6cm" svg:x2="50cm" svg:y2="21.8cm">
          <text:p/>
        </draw:line>
        <draw:line draw:style-name="gr7" draw:text-style-name="P7" draw:layer="layout" svg:x1="33.8cm" svg:y1="12.7cm" svg:x2="23.9cm" svg:y2="22.4cm">
          <text:p/>
        </draw:line>
        <draw:line draw:style-name="gr7" draw:text-style-name="P7" draw:layer="layout" svg:x1="13.4cm" svg:y1="9.4cm" svg:x2="21cm" svg:y2="22.5cm">
          <text:p/>
        </draw:lin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line draw:style-name="gr7" draw:text-style-name="P7" draw:layer="layout" svg:x1="22.1cm" svg:y1="42.8cm" svg:x2="29cm" svg:y2="50cm">
          <text:p/>
        </draw:line>
        <draw:line draw:style-name="gr7" draw:text-style-name="P7" draw:layer="layout" svg:x1="50.2cm" svg:y1="40.4cm" svg:x2="31cm" svg:y2="49.7cm">
          <text:p/>
        </draw:line>
        <draw:frame draw:style-name="gr4" draw:text-style-name="P5" draw:layer="layout" svg:width="19cm" svg:height="3.554cm" svg:x="2cm" svg:y="44.9cm">
          <draw:text-box>
            <text:p text:style-name="P2"><text:span text:style-name="T1">Forensics and Reverse Engineering</text:span></text:p>
          </draw:text-box>
        </draw:frame>
        <draw:line draw:style-name="gr7" draw:text-style-name="P7" draw:layer="layout" svg:x1="10.9cm" svg:y1="49.4cm" svg:x2="17.8cm" svg:y2="56.6cm">
          <text:p/>
        </draw:line>
        <draw:frame draw:style-name="gr6" draw:text-style-name="P6" draw:layer="layout" svg:width="11.1cm" svg:height="5.756cm" svg:x="3.2cm" svg:y="52.1cm">
          <draw:text-box>
            <text:p text:style-name="P2"><text:span text:style-name="T2">Limited to the low level programming constructs </text:span><text:span text:style-name="T2">such as individual variables or structs</text:span></text:p>
          </draw:text-box>
        </draw:frame>
        <draw:frame draw:style-name="gr9" draw:text-style-name="P6" draw:layer="layout" svg:width="11.1cm" svg:height="3.554cm" svg:x="37.8cm" svg:y="42.444cm">
          <draw:text-box>
            <text:p text:style-name="P2"><text:span text:style-name="T2">Relies on the assumption of interface functions</text:span></text:p>
          </draw:text-box>
        </draw:frame>
        <draw:frame draw:style-name="gr8" draw:text-style-name="P5" draw:layer="layout" svg:width="21.9cm" svg:height="14.8cm" svg:x="64.5cm" svg:y="39.6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Network and Distributed </text:span><text:span text:style-name="T1">System Security Symposium, NDSS 2011, </text:span><text:span text:style-name="T1">San Diego, California, USA, 6th February - 9th </text:span><text:span text:style-name="T1">February 2011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frame draw:style-name="gr8" draw:text-style-name="P5" draw:layer="layout" svg:width="21.9cm" svg:height="14.8cm" svg:x="19cm" svg:y="50.3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line draw:style-name="gr7" draw:text-style-name="P7" draw:layer="layout" svg:x1="63.8cm" svg:y1="46.7cm" svg:x2="42.1cm" svg:y2="58.1cm">
          <text:p/>
        </draw:line>
        <draw:frame draw:style-name="gr10" draw:text-style-name="P5" draw:layer="layout" svg:width="21.9cm" svg:height="12.129cm" svg:x="91.3cm" svg:y="46.7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the 25th </text:span><text:span text:style-name="T1">International Symposium on Software Testing </text:span><text:span text:style-name="T1">and Analysis, 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1" draw:text-style-name="P5" draw:layer="layout" svg:width="21.9cm" svg:height="13.23cm" svg:x="75.4cm" svg:y="64.87cm">
          <draw:text-box>
            <text:p text:style-name="P2"><text:span text:style-name="T1">DSIbin </text:span><text:span text:style-name="T2">(2017)</text:span></text:p>
            <text:p text:style-name="P2"><text:span text:style-name="T2">()</text:span></text:p>
            <text:p text:style-name="P2"><text:span text:style-name="T1">[ASE’17] Proceedings of the 32nd IEEE/ACM </text:span><text:span text:style-name="T1">International Conference on Automated </text:span><text:span text:style-name="T1">Software Engineering, Urbana-Champaign, </text:span><text:span text:style-name="T1">IL, USA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101.5cm" svg:y1="59.4cm" svg:x2="86.7cm" svg:y2="64.6cm">
          <text:p/>
        </draw:line>
        <draw:line draw:style-name="gr7" draw:text-style-name="P7" draw:layer="layout" svg:x1="75.8cm" svg:y1="54.8cm" svg:x2="85.9cm" svg:y2="64.5cm">
          <text:p/>
        </draw:line>
        <draw:line draw:style-name="gr7" draw:text-style-name="P7" draw:layer="layout" svg:x1="33.827cm" svg:y1="12.674cm" svg:x2="29.8cm" svg:y2="49.7cm">
          <text:p/>
        </draw:line>
        <draw:frame draw:style-name="gr5" draw:text-style-name="P6" draw:layer="layout" svg:width="11.1cm" svg:height="3.6cm" svg:x="24.5cm" svg:y="42.5cm">
          <draw:text-box>
            <text:p text:style-name="P2"><text:span text:style-name="T2">Provably undecidable, conservative, has not </text:span><text:span text:style-name="T2">been widely adapted</text:span></text:p>
          </draw:text-box>
        </draw:frame>
        <draw:frame draw:style-name="gr6" draw:text-style-name="P6" draw:layer="layout" svg:width="11.1cm" svg:height="5.756cm" svg:x="49.1cm" svg:y="44.7cm">
          <draw:text-box>
            <text:p text:style-name="P2"><text:span text:style-name="T2">High accuracy, do not provide any information </text:span><text:span text:style-name="T2">about high-level data structures (lists, trees, etc.)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65cm" svg:y1="31.9cm" svg:x2="41.9cm" svg:y2="57.2cm">
          <text:p/>
        </draw:line>
        <draw:frame draw:style-name="gr12" draw:text-style-name="P8" draw:layer="layout" svg:width="28.3cm" svg:height="3.5cm" svg:x="62.7cm" svg:y="5.7cm">
          <draw:text-box>
            <text:p text:style-name="P2"><text:span text:style-name="T8">Low-level data structures (primitive </text:span><text:span text:style-name="T8">types, structs, arrays) </text:span><text:span text:style-name="T8">identification</text:span></text:p>
          </draw:text-box>
        </draw:frame>
        <draw:frame draw:style-name="gr13" draw:text-style-name="P5" draw:layer="layout" svg:width="21.9cm" svg:height="3.956cm" svg:x="65.7cm" svg:y="9.2cm">
          <draw:text-box>
            <text:p text:style-name="P2"><text:span text:style-name="T1">Static Analysis Techniques</text:span></text:p>
            <text:list text:style-name="L1">
              <text:list-item>
                <text:p text:style-name="P4"><text:span text:style-name="T4">Value Set Analysis</text:span></text:p>
              </text:list-item>
              <text:list-item>
                <text:p text:style-name="P4"><text:span text:style-name="T4">Aggregate Structure Identification</text:span></text:p>
                <text:p text:style-name="P4"><text:span text:style-name="T4"/></text:p>
              </text:list-item>
            </text:list>
          </draw:text-box>
        </draw:frame>
        <draw:frame draw:style-name="gr14" draw:text-style-name="P5" draw:layer="layout" svg:width="21.9cm" svg:height="9.927cm" svg:x="65.4cm" svg:y="13.7cm">
          <draw:text-box>
            <text:p text:style-name="P2"><text:span text:style-name="T1">TIE </text:span><text:span text:style-name="T2">(2011)</text:span></text:p>
            <text:p text:style-name="P2"><text:span text:style-name="T9">[</text:span><text:span text:style-name="T1">NDSS’11] Proc. of the 18th Annual Network</text:span></text:p>
            <text:p text:style-name="P2"><text:span text:style-name="T1">&amp; Distributed System Security Symposium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24.2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0" draw:text-style-name="P5" draw:layer="layout" svg:width="21.9cm" svg:height="12.129cm" svg:x="92cm" svg:y="33.2cm">
          <draw:text-box>
            <text:p text:style-name="P2"><text:span text:style-name="T1">dsOl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the 25th </text:span><text:span text:style-name="T1">International Symposium on Software Testing </text:span><text:span text:style-name="T1">and Analysis, 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</draw:page>
      <draw:page draw:name="page2" draw:style-name="dp1" draw:master-page-name="Default">
        <draw:custom-shape draw:style-name="gr15" draw:text-style-name="P1" draw:layer="layout" svg:width="28.5cm" svg:height="71.8cm" svg:x="62.5cm" svg:y="13.054cm">
          <text:p/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21.9cm" svg:height="19.242cm" svg:x="11.4cm" svg:y="44.94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Systems Performance </text:span><text:span text:style-name="T1">Workshop, Chicago, USA</text:span></text:p>
            <text:p text:style-name="P4"><text:span text:style-name="T1">Methodology:</text:span></text:p>
            <text:p text:style-name="P4"><text:span text:style-name="T4">Builds</text:span><text:span text:style-name="T5"> </text:span><text:span text:style-name="T4">2 memory graphs (Unified Shape Graph (USG) + Static </text:span><text:span text:style-name="T4">Shape Graph (SSG)). USG consists of all dynamically </text:span><text:span text:style-name="T4">allocated memory chunks as nodes. SSG consists of nodes </text:span><text:span text:style-name="T4">corresponding to static locations of allocation call instructions </text:span><text:span text:style-name="T4">in the program binary. SCCs on the SSG delineate separate </text:span><text:span text:style-name="T4">data structures. An array of trees materialises into a graph on </text:span><text:span text:style-name="T4">USG. SSG can help separate RDS of trees from those of </text:span><text:span text:style-name="T4">arrays.</text:span></text:p>
            <text:p><text:span text:style-name="T1">Implementation:</text:span><text:span text:style-name="T3"> </text:span><text:span text:style-name="T6">Binary instrumentation with Intel’s PIN</text:span></text:p>
            <text:p><text:span text:style-name="T1">Experimental Result</text:span><text:span text:style-name="T3">: </text:span><text:span text:style-name="T6">SPEC2000, Olden. RDSP <text:s/></text:span><text:span text:style-name="T6">processes dynamic application traces. Builds graphs and </text:span><text:span text:style-name="T6">calculates numbers of different RDS and their lifetimes. No </text:span><text:span text:style-name="T6">precise identification is reported. Numbers have not been </text:span><text:span text:style-name="T6">validated in any way.</text:span></text:p>
            <text:p><text:span text:style-name="T6"/></text:p>
          </draw:text-box>
        </draw:frame>
        <draw:frame draw:style-name="gr16" draw:text-style-name="P5" draw:layer="layout" svg:width="21.9cm" svg:height="29.279cm" svg:x="38.2cm" svg:y="44.7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Execution of </text:span><text:span text:style-name="T1">Sequential Programs on Multicore </text:span><text:span text:style-name="T1">Architectures (PESPMA'09) , June 2009.</text:span></text:p>
            <text:p text:style-name="P2"><text:span text:style-name="T1"/></text:p>
            <text:p text:style-name="P2"><text:span text:style-name="T1">MICRO’42 Proceedings of the 42nd Annual </text:span><text:span text:style-name="T1">IEEE/ACM International 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2">binary</text:span></text:p>
            <text:p text:style-name="P4"><text:span text:style-name="T1"/></text:p>
            <text:p text:style-name="P4"><text:span text:style-name="T1">Methodology: </text:span><text:span text:style-name="T2">builds</text:span><text:span text:style-name="T1"> </text:span><text:span text:style-name="T10">MG</text:span><text:span text:style-name="T11">, </text:span><text:span text:style-name="T12">builds Call Graph, </text:span><text:span text:style-name="T12">differentiates MG nodes by </text:span><text:span text:style-name="T13">allocation-site-based</text:span><text:span text:style-name="T12"> </text:span><text:span text:style-name="T12">typing and node merging, 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6"/></text:p>
            <text:p><text:span text:style-name="T1">Weaknesses:</text:span><text:span text:style-name="T3"> </text:span></text:p>
            <text:list text:style-name="L1">
              <text:list-item>
                <text:p><text:span text:style-name="T14">allocation-site-based</text:span><text:span text:style-name="T3"> nodes typing with a </text:span><text:span text:style-name="T3">complementary nodes merging (accessed with </text:span><text:span text:style-name="T3">the same API function) might not work in </text:span><text:span text:style-name="T3">general case</text:span></text:p>
              </text:list-item>
            </text:list>
            <text:p><text:span text:style-name="T1"/></text:p>
            <text:p><text:span text:style-name="T1">Experimental Result</text:span><text:span text:style-name="T3">: GLib, Apache C++ </text:span><text:span text:style-name="T3">Standard Library, STLport </text:span></text:p>
            <text:p><text:span text:style-name="T6"/></text:p>
          </draw:text-box>
        </draw:frame>
        <draw:frame draw:style-name="gr4" draw:text-style-name="P5" draw:layer="layout" svg:width="19cm" svg:height="3.554cm" svg:x="4cm" svg:y="27.44cm">
          <draw:text-box>
            <text:p text:style-name="P2"><text:span text:style-name="T1">Memory profiling, Profile-based </text:span><text:span text:style-name="T1">optimizations, memory analysis</text:span></text:p>
            <text:p text:style-name="P2"><text:span text:style-name="T3"/></text:p>
          </draw:text-box>
        </draw:frame>
        <draw:frame draw:style-name="gr5" draw:text-style-name="P6" draw:layer="layout" svg:width="11.1cm" svg:height="3.6cm" svg:x="2.8cm" svg:y="35.74cm">
          <draw:text-box>
            <text:p text:style-name="P2"><text:span text:style-name="T2">Work at the granularity of the individual </text:span><text:span text:style-name="T2">load/store operations</text:span></text:p>
          </draw:text-box>
        </draw:frame>
        <draw:frame draw:style-name="gr4" draw:text-style-name="P5" draw:layer="layout" svg:width="19cm" svg:height="3.554cm" svg:x="23.7cm" svg:y="30.94cm">
          <draw:text-box>
            <text:p text:style-name="P2"><text:span text:style-name="T1">Shape Analysis</text:span></text:p>
            <text:p text:style-name="P2"><text:span text:style-name="T3"/></text:p>
          </draw:text-box>
        </draw:frame>
        <draw:frame draw:style-name="gr6" draw:text-style-name="P6" draw:layer="layout" svg:width="11.1cm" svg:height="5.756cm" svg:x="30.5cm" svg:y="37.34cm">
          <draw:text-box>
            <text:p text:style-name="P2"><text:span text:style-name="T2">Conservative, cannot operate on multiple </text:span><text:span text:style-name="T2">compilation units, analysis time does not scale </text:span><text:span text:style-name="T2">well</text:span></text:p>
          </draw:text-box>
        </draw:frame>
        <draw:line draw:style-name="gr7" draw:text-style-name="P7" draw:layer="layout" svg:x1="43cm" svg:y1="32.84cm" svg:x2="49.6cm" svg:y2="44.04cm">
          <text:p/>
        </draw:line>
        <draw:line draw:style-name="gr7" draw:text-style-name="P7" draw:layer="layout" svg:x1="33.4cm" svg:y1="34.94cm" svg:x2="23.5cm" svg:y2="44.64cm">
          <text:p/>
        </draw:line>
        <draw:line draw:style-name="gr7" draw:text-style-name="P7" draw:layer="layout" svg:x1="13cm" svg:y1="31.64cm" svg:x2="20.6cm" svg:y2="44.74cm">
          <text:p/>
        </draw:line>
        <draw:frame draw:style-name="gr8" draw:text-style-name="P5" draw:layer="layout" svg:width="21.9cm" svg:height="14.8cm" svg:x="18.6cm" svg:y="72.6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</text:span><text:span text:style-name="T3">Engineering (WCRE)</text:span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line draw:style-name="gr7" draw:text-style-name="P7" draw:layer="layout" svg:x1="21.7cm" svg:y1="65.04cm" svg:x2="28.6cm" svg:y2="72.24cm">
          <text:p/>
        </draw:line>
        <draw:line draw:style-name="gr7" draw:text-style-name="P7" draw:layer="layout" svg:x1="49.8cm" svg:y1="62.64cm" svg:x2="30.6cm" svg:y2="71.94cm">
          <text:p/>
        </draw:line>
        <draw:frame draw:style-name="gr4" draw:text-style-name="P5" draw:layer="layout" svg:width="19cm" svg:height="3.554cm" svg:x="1.6cm" svg:y="67.14cm">
          <draw:text-box>
            <text:p text:style-name="P2"><text:span text:style-name="T1">Forensics and Reverse Engineering</text:span></text:p>
          </draw:text-box>
        </draw:frame>
        <draw:line draw:style-name="gr7" draw:text-style-name="P7" draw:layer="layout" svg:x1="10.5cm" svg:y1="71.64cm" svg:x2="17.4cm" svg:y2="78.84cm">
          <text:p/>
        </draw:line>
        <draw:frame draw:style-name="gr6" draw:text-style-name="P6" draw:layer="layout" svg:width="11.1cm" svg:height="5.756cm" svg:x="2.8cm" svg:y="74.34cm">
          <draw:text-box>
            <text:p text:style-name="P2"><text:span text:style-name="T2">Limited to the low level programming constructs </text:span><text:span text:style-name="T2">such as individual variables or structs</text:span></text:p>
          </draw:text-box>
        </draw:frame>
        <draw:frame draw:style-name="gr9" draw:text-style-name="P6" draw:layer="layout" svg:width="11.1cm" svg:height="3.554cm" svg:x="37.4cm" svg:y="64.684cm">
          <draw:text-box>
            <text:p text:style-name="P2"><text:span text:style-name="T2">Relies on the assumption of interface functions</text:span></text:p>
          </draw:text-box>
        </draw:frame>
        <draw:frame draw:style-name="gr17" draw:text-style-name="P5" draw:layer="layout" svg:width="21.9cm" svg:height="15.432cm" svg:x="65.7cm" svg:y="61.054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Network and Distributed </text:span><text:span text:style-name="T1">System Security Symposium, NDSS 2011, </text:span><text:span text:style-name="T1">San Diego, California, USA, 6th February - 9th </text:span><text:span text:style-name="T1">February 2011</text:span></text:p>
            <text:p text:style-name="P4"><text:span text:style-name="T1">Target: </text:span><text:span text:style-name="T4">stripped binaries</text:span></text:p>
            <text:p text:style-name="P4"><text:span text:style-name="T4"/></text:p>
            <text:p text:style-name="P4"><text:span text:style-name="T1">Methodology:</text:span></text:p>
            <text:p text:style-name="P4"><text:span text:style-name="T1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line draw:style-name="gr7" draw:text-style-name="P7" draw:layer="layout" svg:x1="63.8cm" svg:y1="54.354cm" svg:x2="42.1cm" svg:y2="65.754cm">
          <text:p/>
        </draw:line>
        <draw:frame draw:style-name="gr10" draw:text-style-name="P5" draw:layer="layout" svg:width="21.9cm" svg:height="12.129cm" svg:x="91.7cm" svg:y="69.1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the 25th </text:span><text:span text:style-name="T1">International Symposium on Software Testing </text:span><text:span text:style-name="T1">and Analysis, Saarbrücken, Germany 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11" draw:text-style-name="P5" draw:layer="layout" svg:width="21.9cm" svg:height="13.23cm" svg:x="73.2cm" svg:y="93.67cm">
          <draw:text-box>
            <text:p text:style-name="P2"><text:span text:style-name="T1">DSIbin </text:span><text:span text:style-name="T2">(2017)</text:span></text:p>
            <text:p text:style-name="P2"><text:span text:style-name="T2">()</text:span></text:p>
            <text:p text:style-name="P2"><text:span text:style-name="T1">[ASE’17] Proceedings of the 32nd IEEE/ACM </text:span><text:span text:style-name="T1">International Conference on Automated </text:span><text:span text:style-name="T1">Software Engineering, Urbana-Champaign, </text:span><text:span text:style-name="T1">IL, USA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102.3cm" svg:y1="81.9cm" svg:x2="89cm" svg:y2="93.3cm">
          <text:p/>
        </draw:line>
        <draw:line draw:style-name="gr7" draw:text-style-name="P7" draw:layer="layout" svg:x1="74.8cm" svg:y1="77.5cm" svg:x2="79.3cm" svg:y2="93.1cm">
          <text:p/>
        </draw:line>
        <draw:line draw:style-name="gr7" draw:text-style-name="P7" draw:layer="layout" svg:x1="33.427cm" svg:y1="34.914cm" svg:x2="29.4cm" svg:y2="71.94cm">
          <text:p/>
        </draw:line>
        <draw:frame draw:style-name="gr5" draw:text-style-name="P6" draw:layer="layout" svg:width="11.1cm" svg:height="3.6cm" svg:x="24.1cm" svg:y="64.74cm">
          <draw:text-box>
            <text:p text:style-name="P2"><text:span text:style-name="T2">Provably undecidable, conservative, has not </text:span><text:span text:style-name="T2">been widely adapted</text:span></text:p>
          </draw:text-box>
        </draw:frame>
        <draw:frame draw:style-name="gr6" draw:text-style-name="P6" draw:layer="layout" svg:width="11.1cm" svg:height="5.756cm" svg:x="48.7cm" svg:y="66.94cm">
          <draw:text-box>
            <text:p text:style-name="P2"><text:span text:style-name="T2">High accuracy, do not provide any information </text:span><text:span text:style-name="T2">about high-level data structures (lists, trees, etc.)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65cm" svg:y1="39.554cm" svg:x2="41.9cm" svg:y2="64.854cm">
          <text:p/>
        </draw:line>
        <draw:frame draw:style-name="gr12" draw:text-style-name="P8" draw:layer="layout" svg:width="28.3cm" svg:height="3.5cm" svg:x="62.7cm" svg:y="13.354cm">
          <draw:text-box>
            <text:p text:style-name="P2"><text:span text:style-name="T8">Low-level data structures (primitive </text:span><text:span text:style-name="T8">types, structs, arrays) </text:span><text:span text:style-name="T8">identification</text:span></text:p>
          </draw:text-box>
        </draw:frame>
        <draw:frame draw:style-name="gr13" draw:text-style-name="P5" draw:layer="layout" svg:width="21.9cm" svg:height="3.956cm" svg:x="65.7cm" svg:y="16.854cm">
          <draw:text-box>
            <text:p text:style-name="P2"><text:span text:style-name="T1">Static Analysis Techniques</text:span></text:p>
            <text:list text:style-name="L1">
              <text:list-item>
                <text:p text:style-name="P4"><text:span text:style-name="T4">Value Set Analysis</text:span></text:p>
              </text:list-item>
              <text:list-item>
                <text:p text:style-name="P4"><text:span text:style-name="T4">Aggregate Structure Identification</text:span></text:p>
                <text:p text:style-name="P4"><text:span text:style-name="T4"/></text:p>
              </text:list-item>
            </text:list>
          </draw:text-box>
        </draw:frame>
        <draw:frame draw:style-name="gr14" draw:text-style-name="P5" draw:layer="layout" svg:width="21.9cm" svg:height="9.927cm" svg:x="65.4cm" svg:y="21.354cm">
          <draw:text-box>
            <text:p text:style-name="P2"><text:span text:style-name="T1">TIE </text:span><text:span text:style-name="T2">(2011)</text:span></text:p>
            <text:p text:style-name="P2"><text:span text:style-name="T9">[</text:span><text:span text:style-name="T1">NDSS’11] Proc. of the 18th Annual Network</text:span></text:p>
            <text:p text:style-name="P2"><text:span text:style-name="T1">&amp; Distributed System Security Symposium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frame draw:style-name="gr8" draw:text-style-name="P5" draw:layer="layout" svg:width="21.9cm" svg:height="14.8cm" svg:x="65.5cm" svg:y="31.854cm">
          <draw:text-box>
            <text:p text:style-name="P2"><text:span text:style-name="T1">Reward </text:span><text:span text:style-name="T2">()</text:span></text:p>
            <text:p text:style-name="P2"><text:span text:style-name="T2">(</text:span><text:span text:style-name="T3">)</text:span></text:p>
            <text:p text:style-name="P2"/>
            <text:p text:style-name="P4"><text:span text:style-name="T1">Methodology</text:span></text:p>
            <text:p text:style-name="P4"><text:span text:style-name="T1"/></text:p>
          </draw:text-box>
        </draw:frame>
        <draw:frame draw:style-name="gr18" draw:text-style-name="P6" draw:layer="layout" svg:width="11.1cm" svg:height="4.655cm" svg:x="40.6cm" svg:y="36.44cm">
          <draw:text-box>
            <text:p text:style-name="P2"><text:span text:style-name="T2">Most well known, but provably undecidable and </text:span><text:span text:style-name="T2">thus necessarily conservative</text:span></text:p>
          </draw:text-box>
        </draw:frame>
        <draw:frame draw:style-name="gr4" draw:text-style-name="P5" draw:layer="layout" svg:width="19cm" svg:height="3.554cm" svg:x="40.4cm" svg:y="25.986cm">
          <draw:text-box>
            <text:p text:style-name="P2"><text:span text:style-name="T1">Forensics </text:span></text:p>
            <text:p text:style-name="P2"><text:span text:style-name="T1">&amp; </text:span></text:p>
            <text:p text:style-name="P2"><text:span text:style-name="T1">Reverse engineering</text:span></text:p>
          </draw:text-box>
        </draw:frame>
        <draw:line draw:style-name="gr7" draw:text-style-name="P7" draw:layer="layout" svg:x1="50.2cm" svg:y1="29.64cm" svg:x2="50.3cm" svg:y2="44.14cm">
          <text:p/>
        </draw:line>
        <draw:frame draw:style-name="gr6" draw:text-style-name="P6" draw:layer="layout" svg:width="11.1cm" svg:height="5.756cm" svg:x="44.8cm" svg:y="30.884cm">
          <draw:text-box>
            <text:p text:style-name="P2"><text:span text:style-name="T2">Most well known, but provably undecidable and </text:span><text:span text:style-name="T2">thus necessarily conservative</text:span></text:p>
          </draw:text-box>
        </draw:frame>
        <draw:line draw:style-name="gr7" draw:text-style-name="P7" draw:layer="layout" svg:x1="33.5cm" svg:y1="53.74cm" svg:x2="38.1cm" svg:y2="54.14cm">
          <text:p/>
        </draw:line>
        <draw:frame draw:style-name="gr19" draw:text-style-name="P5" draw:layer="layout" svg:width="21.9cm" svg:height="20.704cm" svg:x="20.3cm" svg:y="4.096cm">
          <draw:text-box>
            <text:p text:style-name="P2"><text:span text:style-name="T1">Abstract Dekker’s </text:span><text:span text:style-name="T2">(1994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Execution of </text:span><text:span text:style-name="T1">Sequential Programs on Multicore </text:span><text:span text:style-name="T1">Architectures (PESPMA'09) , June 2009.</text:span></text:p>
            <text:p text:style-name="P2"><text:span text:style-name="T1"/></text:p>
            <text:p text:style-name="P2"><text:span text:style-name="T1">MICRO’42 Proceedings of the 42nd Annual </text:span><text:span text:style-name="T1">IEEE/ACM International 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2">binary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text:span text:style-name="T3"> </text:span><text:span text:style-name="T6">LLVM</text:span></text:p>
            <text:p><text:span text:style-name="T1"/></text:p>
            <text:p><text:span text:style-name="T1">Experimental Result</text:span><text:span text:style-name="T3">: GLib, Apache C++ </text:span><text:span text:style-name="T3">Standard Library, STLport </text:span></text:p>
            <text:p><text:span text:style-name="T6"/></text:p>
          </draw:text-box>
        </draw:frame>
        <draw:line draw:style-name="gr7" draw:text-style-name="P7" draw:layer="layout" svg:x1="42.5cm" svg:y1="12.2cm" svg:x2="53.3cm" svg:y2="44.2cm">
          <text:p/>
        </draw:line>
        <draw:frame draw:style-name="gr6" draw:text-style-name="P6" draw:layer="layout" svg:width="11.1cm" svg:height="5.756cm" svg:x="44.5cm" svg:y="16.344cm">
          <draw:text-box>
            <text:p text:style-name="P2"><text:span text:style-name="T2">Relies on its abilities at the parse tree level, does </text:span><text:span text:style-name="T2">not require source code access</text:span></text:p>
          </draw:text-box>
        </draw:frame>
        <draw:frame draw:style-name="gr20" draw:text-style-name="P9" draw:layer="layout" svg:width="21.9cm" svg:height="23.8cm" svg:x="1cm" svg:y="95.2cm">
          <draw:text-box>
            <text:p text:style-name="P2"><text:span text:style-name="T15">Memory Graph (MG)</text:span></text:p>
            <text:p text:style-name="P4"><text:span text:style-name="T1">Nodes: </text:span><text:span text:style-name="T2">add new nodes to the graph on dynamic </text:span><text:span text:style-name="T2">memory allocations, remove graph nodes on </text:span><text:span text:style-name="T2">deallocations</text:span></text:p>
            <text:p text:style-name="P4"><text:span text:style-name="T1">Edges: </text:span><text:span text:style-name="T2">store instructions (with destination and </text:span><text:span text:style-name="T2">source operands being addresses pointing to </text:span><text:span text:style-name="T2">locations withing previously allocated memory </text:span><text:span text:style-name="T2">nodes/NULL values) create/remove MG edges</text:span></text:p>
            <text:p text:style-name="P4"><text:span text:style-name="T1">Limitations: </text:span></text:p>
            <text:list text:style-name="L1">
              <text:list-item>
                <text:p text:style-name="P4"><text:span text:style-name="T2">Composite data structures (like array of binary </text:span><text:span text:style-name="T2">trees) chunk up in the single graph and are </text:span><text:span text:style-name="T2">hard to distinguish, data structure overlays </text:span><text:span text:style-name="T2">suffer from the same problem</text:span></text:p>
              </text:list-item>
              <text:list-item>
                <text:p text:style-name="P4"><text:span text:style-name="T2">Multiple data structure nodes allocated in the </text:span><text:span text:style-name="T2">same memory chunk are undistinguishable</text:span></text:p>
              </text:list-item>
              <text:list-item>
                <text:p text:style-name="P4"><text:span text:style-name="T2">Graphs evolve during a program execution, </text:span><text:span text:style-name="T2">data structure manipulation operations break </text:span><text:span text:style-name="T2">graph invariant properties </text:span></text:p>
              </text:list-item>
            </text:list>
            <text:p text:style-name="P4"><text:span text:style-name="T6"/></text:p>
          </draw:text-box>
        </draw:frame>
      </draw:page>
      <draw:page draw:name="page3" draw:style-name="dp1" draw:master-page-name="Default">
        <draw:custom-shape draw:style-name="gr21" draw:text-style-name="P1" draw:layer="layout" svg:width="39.2cm" svg:height="36.6cm" svg:x="77.2cm" svg:y="11.4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28.5cm" svg:height="62.8cm" svg:x="79cm" svg:y="48.9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72.9cm" svg:height="112.8cm" svg:x="2.5cm" svg:y="11.2cm">
          <text:p/>
          <draw:enhanced-geometry svg:viewBox="0 0 21600 21600" draw:type="rectangle" draw:enhanced-path="M 0 0 L 21600 0 21600 21600 0 21600 0 0 Z N"/>
        </draw:custom-shape>
        <draw:frame draw:style-name="gr12" draw:text-style-name="P8" draw:layer="layout" svg:width="28.3cm" svg:height="3.5cm" svg:x="79.1cm" svg:y="49.5cm">
          <draw:text-box>
            <text:p text:style-name="P2"><text:span text:style-name="T8">Low-level data structures (primitive </text:span><text:span text:style-name="T8">types, structs, arrays) </text:span><text:span text:style-name="T8">identification</text:span></text:p>
          </draw:text-box>
        </draw:frame>
        <draw:frame draw:style-name="gr24" draw:text-style-name="P8" draw:layer="layout" svg:width="57.3cm" svg:height="3.095cm" svg:x="18.6cm" svg:y="11.464cm">
          <draw:text-box>
            <text:p text:style-name="P2"><text:span text:style-name="T8">High-level data structures (arrays, </text:span><text:span text:style-name="T8">linked-lists, trees, </text:span></text:p>
            <text:p text:style-name="P2"><text:span text:style-name="T8">hash-tables, graphs, etc.) </text:span><text:span text:style-name="T8">identification</text:span></text:p>
          </draw:text-box>
        </draw:frame>
        <draw:custom-shape draw:style-name="gr25" draw:text-style-name="P1" draw:layer="layout" svg:width="71.5cm" svg:height="14.2cm" svg:x="3.3cm" svg:y="15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71.5cm" svg:height="93cm" svg:x="3.3cm" svg:y="29.5cm">
          <text:p/>
          <draw:enhanced-geometry svg:viewBox="0 0 21600 21600" draw:type="rectangle" draw:enhanced-path="M 0 0 L 21600 0 21600 21600 0 21600 0 0 Z N"/>
        </draw:custom-shape>
        <draw:frame draw:style-name="gr27" draw:text-style-name="P8" draw:layer="layout" svg:width="71.6cm" svg:height="1.673cm" svg:x="3.3cm" svg:y="15.3cm">
          <draw:text-box>
            <text:p text:style-name="P2"><text:span text:style-name="T8">Static Techniques</text:span></text:p>
          </draw:text-box>
        </draw:frame>
        <draw:frame draw:style-name="gr27" draw:text-style-name="P8" draw:layer="layout" svg:width="71.2cm" svg:height="1.673cm" svg:x="3.4cm" svg:y="30cm">
          <draw:text-box>
            <text:p text:style-name="P2"><text:span text:style-name="T8">Dynamic Techniques</text:span></text:p>
          </draw:text-box>
        </draw:frame>
        <draw:frame draw:style-name="gr28" draw:text-style-name="P5" draw:layer="layout" svg:width="21.9cm" svg:height="34.702cm" svg:x="47.2cm" svg:y="36.221cm">
          <draw:text-box>
            <text:p text:style-name="P2"><text:span text:style-name="T1">DDT </text:span><text:span text:style-name="T2">(2009)</text:span></text:p>
            <text:p text:style-name="P2"><text:span text:style-name="T2">(</text:span><text:span text:style-name="T1">D</text:span><text:span text:style-name="T3">ata </text:span><text:span text:style-name="T1">S</text:span><text:span text:style-name="T3">tructure </text:span><text:span text:style-name="T1">D</text:span><text:span text:style-name="T3">etection </text:span><text:span text:style-name="T1">T</text:span><text:span text:style-name="T3">ool)</text:span></text:p>
            <text:p text:style-name="P2"><text:span text:style-name="T1">Workshop on Parallel Execution of </text:span><text:span text:style-name="T1">Sequential Programs on Multicore </text:span><text:span text:style-name="T1">Architectures (PESPMA'09) , June 2009.</text:span></text:p>
            <text:p text:style-name="P2"><text:span text:style-name="T1"/></text:p>
            <text:p text:style-name="P2"><text:span text:style-name="T1">MICRO’42 Proceedings of the 42nd Annual </text:span><text:span text:style-name="T1">IEEE/ACM International Symposium on </text:span><text:span text:style-name="T1">Microarchitecture</text:span></text:p>
            <text:p text:style-name="P4"><text:span text:style-name="T1"/></text:p>
            <text:p text:style-name="P4"><text:span text:style-name="T1">Input: </text:span><text:span text:style-name="T16">LLVM IR, but can work with binaries</text:span></text:p>
            <text:p text:style-name="P4"><text:span text:style-name="T1">Methodology: </text:span></text:p>
            <text:list text:style-name="L1">
              <text:list-item>
                <text:p text:style-name="P4"><text:span text:style-name="T16">Builds</text:span><text:span text:style-name="T17"> </text:span><text:span text:style-name="T18">MG</text:span><text:span text:style-name="T19">, differentiates MG nodes by </text:span><text:span text:style-name="T20">allocation-site-</text:span><text:span text:style-name="T20">based</text:span><text:span text:style-name="T19"> typing and node merging, assigns types to MG </text:span><text:span text:style-name="T19">edges (</text:span><text:span text:style-name="T20">child</text:span><text:span text:style-name="T19">, </text:span><text:span text:style-name="T20">foreign</text:span><text:span text:style-name="T19">, </text:span><text:span text:style-name="T20">data</text:span><text:span text:style-name="T19">)</text:span></text:p>
              </text:list-item>
              <text:list-item>
                <text:p text:style-name="P4"><text:span text:style-name="T19">Builds Call Graph and identifies data structure iface </text:span><text:span text:style-name="T19">functions</text:span></text:p>
              </text:list-item>
              <text:list-item>
                <text:p text:style-name="P4"><text:span text:style-name="T19">Gathers MG and iface function invariants with </text:span><text:span text:style-name="T21">Daikon</text:span><text:span text:style-name="T19"> </text:span><text:span text:style-name="T19">tool</text:span></text:p>
              </text:list-item>
              <text:list-item>
                <text:p text:style-name="P4"><text:span text:style-name="T19">Uses hand-built decision tree to match identified </text:span><text:span text:style-name="T19">invariants against reference data structure libraries </text:span><text:span text:style-name="T19">(top-down: MG shape, iface function set and its </text:span><text:span text:style-name="T19">invariants)</text:span></text:p>
              </text:list-item>
            </text:list>
            <text:p text:style-name="P4"><text:span text:style-name="T1">Implementation:</text:span><text:span text:style-name="T3"> </text:span><text:span text:style-name="T22">LLVM</text:span></text:p>
            <text:p><text:span text:style-name="T1">Weaknesses:</text:span><text:span text:style-name="T3"> </text:span></text:p>
            <text:list text:continue-numbering="true" text:style-name="L1">
              <text:list-item>
                <text:p><text:span text:style-name="T23">allocation-site-based</text:span><text:span text:style-name="T24"> node typing with a </text:span><text:span text:style-name="T24">complementary node merging (accessed with the </text:span><text:span text:style-name="T24">same API function) might not work in general case</text:span></text:p>
              </text:list-item>
              <text:list-item>
                <text:p><text:span text:style-name="T24">Assumption of Iface functions does not hold with </text:span><text:span text:style-name="T24">optimizations and legacy non-structured code</text:span></text:p>
              </text:list-item>
            </text:list>
            <text:p><text:span text:style-name="T1">Experimental Result</text:span><text:span text:style-name="T3">: </text:span><text:span text:style-name="T24">Correctly recognised vector, </text:span><text:span text:style-name="T24">deque, linked-list, set (red-black tree) implementations </text:span><text:span text:style-name="T24">in several different data structure libraries GLib, Apache </text:span><text:span text:style-name="T24">C++ Standard Library, STLport</text:span></text:p>
          </draw:text-box>
        </draw:frame>
        <draw:frame draw:style-name="gr29" draw:text-style-name="P5" draw:layer="layout" svg:width="21.9cm" svg:height="32.6cm" svg:x="19.1cm" svg:y="65.3cm">
          <draw:text-box>
            <text:p text:style-name="P2"><text:span text:style-name="T1">MemPick </text:span><text:span text:style-name="T2">(2013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</text:span><text:span text:style-name="T3">Engineering (WCRE)</text:span></text:p>
            <text:p text:style-name="P4"><text:span text:style-name="T1">Input: </text:span><text:span text:style-name="T2">stripped binaries</text:span></text:p>
            <text:p text:style-name="P4"><text:span text:style-name="T1">Methodology:</text:span></text:p>
            <text:list text:style-name="L1">
              <text:list-item>
                <text:p text:style-name="P4"><text:span text:style-name="T4">Builds </text:span><text:span text:style-name="T25">MG</text:span></text:p>
              </text:list-item>
              <text:list-item>
                <text:p text:style-name="P4"><text:span text:style-name="T26">Tagging MG with type information (</text:span><text:span text:style-name="T27">src</text:span><text:span text:style-name="T26"> and </text:span><text:span text:style-name="T27">dst</text:span><text:span text:style-name="T26"> objects of the </text:span><text:span text:style-name="T26">same instruction get the same type + uses offsets)</text:span></text:p>
              </text:list-item>
              <text:list-item>
                <text:p text:style-name="P4"><text:span text:style-name="T26">Split MG based on data structure types</text:span></text:p>
              </text:list-item>
              <text:list-item>
                <text:p text:style-name="P4"><text:span text:style-name="T28">MG shape analysis: find minimal set of offsets {p</text:span><text:span text:style-name="T29">1</text:span><text:span text:style-name="T30">,p</text:span><text:span text:style-name="T29">2</text:span><text:span text:style-name="T30">,p</text:span><text:span text:style-name="T29">3</text:span><text:span text:style-name="T30">,..,p</text:span><text:span text:style-name="T29">n</text:span><text:span text:style-name="T26">}, </text:span><text:span text:style-name="T26">that still keeps DS connected and separate DS sub-</text:span><text:span text:style-name="T26">structures</text:span></text:p>
              </text:list-item>
              <text:list-item>
                <text:p text:style-name="P4"><text:span text:style-name="T26">Classify sub-structures by their shape (#nodes in and out)</text:span></text:p>
              </text:list-item>
              <text:list-item>
                <text:p text:style-name="P4"><text:span text:style-name="T26">Refinement of special cases (recursive tree height </text:span><text:span text:style-name="T26">calculation)</text:span></text:p>
              </text:list-item>
            </text:list>
            <text:p text:style-name="P10"><text:span text:style-name="T1">Implementation: </text:span><text:span text:style-name="T31">I</text:span><text:span text:style-name="T32">ntel Pin</text:span></text:p>
            <text:p text:style-name="P11"><text:span text:style-name="T1">Weaknesses:</text:span></text:p>
            <text:list text:continue-numbering="true" text:style-name="L1">
              <text:list-item>
                <text:p text:style-name="P11"><text:span text:style-name="T4">Based solely on the shape of data structures not their </text:span><text:span text:style-name="T4">contents (MemPick cannot tell whether a binary tree is a </text:span><text:span text:style-name="T4">search tree or not)</text:span></text:p>
              </text:list-item>
              <text:list-item>
                <text:p text:style-name="P11"><text:span text:style-name="T4">As all dynamic techniques, MemPick is limited by the code </text:span><text:span text:style-name="T4">coverage of its profiler runs</text:span></text:p>
              </text:list-item>
              <text:list-item>
                <text:p text:style-name="P11"><text:span text:style-name="T4">MG node tagging might trigger false positives</text:span></text:p>
              </text:list-item>
              <text:list-item>
                <text:p text:style-name="P11"><text:span text:style-name="T4">Examines MG snapshots at “quiescent” time periods – need </text:span><text:span text:style-name="T4">to catch them precisely (gaps between DS modifications in </text:span><text:span text:style-name="T4">the number of instructions)</text:span></text:p>
              </text:list-item>
              <text:list-item>
                <text:p text:style-name="P11"><text:span text:style-name="T4">MG shape analysis is based on heap buffer offsets – won’t </text:span><text:span text:style-name="T4">handle multiple nodes per heap buffer</text:span></text:p>
              </text:list-item>
            </text:list>
            <text:p><text:span text:style-name="T1">Experimental Result:</text:span></text:p>
            <text:list text:continue-numbering="true" text:style-name="L1">
              <text:list-item>
                <text:p><text:span text:style-name="T4">16 popular DS libraries: boost:container, clibutils, GLib, </text:span><text:span text:style-name="T4">GDSL, STL, STLport, etc.</text:span></text:p>
              </text:list-item>
              <text:list-item>
                <text:p><text:span text:style-name="T4">10 real-world applications: clang, chromium, Lighttpd, etc. </text:span><text:span text:style-name="T4">(MemPick finishes withing 1 hour), </text:span></text:p>
              </text:list-item>
            </text:list>
          </draw:text-box>
        </draw:frame>
        <draw:line draw:style-name="gr7" draw:text-style-name="P7" draw:layer="layout" svg:x1="46.8cm" svg:y1="53.2cm" svg:x2="29.8cm" svg:y2="65cm">
          <text:p/>
        </draw:line>
        <draw:frame draw:style-name="gr30" draw:text-style-name="P12" draw:layer="layout" svg:width="11.9cm" svg:height="10.482cm" svg:x="32.8cm" svg:y="50.9cm">
          <draw:text-box>
            <text:list text:style-name="L1">
              <text:list-item>
                <text:p text:style-name="P4"><text:span text:style-name="T33">Elegant, the most powerful to date, accurately </text:span><text:span text:style-name="T33">detects data structures and the functions that </text:span><text:span text:style-name="T33">manipulate them</text:span></text:p>
              </text:list-item>
              <text:list-item>
                <text:p text:style-name="P4"><text:span text:style-name="T34">Limited by iface functions assumption</text:span></text:p>
              </text:list-item>
              <text:list-item>
                <text:p text:style-name="P4"><text:span text:style-name="T34">Do not address overlapping data structures (like a </text:span><text:span text:style-name="T34">linked-list, that connects the nodes of a tree)</text:span></text:p>
              </text:list-item>
              <text:list-item>
                <text:p text:style-name="P4"><text:span text:style-name="T34">Node typing system based on the same memory </text:span><text:span text:style-name="T34">allocation sites and iface functions</text:span></text:p>
              </text:list-item>
            </text:list>
            <text:p text:style-name="P2"><text:span text:style-name="T33"/></text:p>
          </draw:text-box>
        </draw:frame>
        <draw:frame draw:style-name="gr20" draw:text-style-name="P9" draw:layer="layout" svg:width="21.9cm" svg:height="23.8cm" svg:x="1.2cm" svg:y="125.1cm">
          <draw:text-box>
            <text:p text:style-name="P2"><text:span text:style-name="T15">Memory Graph (MG)</text:span></text:p>
            <text:p text:style-name="P4"><text:span text:style-name="T1">Nodes: </text:span><text:span text:style-name="T2">add new nodes to the graph on dynamic </text:span><text:span text:style-name="T2">memory allocations, remove graph nodes on </text:span><text:span text:style-name="T2">deallocations</text:span></text:p>
            <text:p text:style-name="P4"><text:span text:style-name="T1">Edges: </text:span><text:span text:style-name="T2">store instructions (with destination and </text:span><text:span text:style-name="T2">source operands being addresses pointing to </text:span><text:span text:style-name="T2">locations withing previously allocated memory </text:span><text:span text:style-name="T2">nodes/NULL values) create/remove MG edges</text:span></text:p>
            <text:p text:style-name="P4"><text:span text:style-name="T1">Limitations: </text:span></text:p>
            <text:list text:style-name="L1">
              <text:list-item>
                <text:p text:style-name="P4"><text:span text:style-name="T2">Composite data structures (like array of binary </text:span><text:span text:style-name="T2">trees) chunk up in the single graph and are </text:span><text:span text:style-name="T2">hard to distinguish, data structure overlays </text:span><text:span text:style-name="T2">suffer from the same problem</text:span></text:p>
              </text:list-item>
              <text:list-item>
                <text:p text:style-name="P4"><text:span text:style-name="T2">Multiple data structure nodes allocated in the </text:span><text:span text:style-name="T2">same memory chunk are undistinguishable</text:span></text:p>
              </text:list-item>
              <text:list-item>
                <text:p text:style-name="P4"><text:span text:style-name="T2">Graphs evolve during a program execution, </text:span><text:span text:style-name="T2">data structure manipulation operations break </text:span><text:span text:style-name="T2">graph invariant properties </text:span></text:p>
              </text:list-item>
            </text:list>
            <text:p text:style-name="P4"><text:span text:style-name="T6"/></text:p>
          </draw:text-box>
        </draw:frame>
        <draw:frame draw:style-name="gr31" draw:text-style-name="P5" draw:layer="layout" svg:width="21.9cm" svg:height="36.4cm" svg:x="79.2cm" svg:y="112.4cm">
          <draw:text-box>
            <text:p text:style-name="P2"><text:span text:style-name="T1">Shape Analysis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3">2013 20th Working Conference on Reverse </text:span><text:span text:style-name="T3">Engineering (WCRE)</text:span></text:p>
            <text:p text:style-name="P4"><text:span text:style-name="T1">Input: </text:span><text:span text:style-name="T2">stripped binaries</text:span></text:p>
            <text:p text:style-name="P4"><text:span text:style-name="T1">Methodology:</text:span></text:p>
            <text:list text:style-name="L1">
              <text:list-item>
                <text:p text:style-name="P4"><text:span text:style-name="T4">Builds </text:span><text:span text:style-name="T25">MG</text:span></text:p>
              </text:list-item>
              <text:list-item>
                <text:p text:style-name="P4"><text:span text:style-name="T26">Tagging MG with type information (</text:span><text:span text:style-name="T27">src</text:span><text:span text:style-name="T26"> and </text:span><text:span text:style-name="T27">dst</text:span><text:span text:style-name="T26"> objects of the </text:span><text:span text:style-name="T26">same instruction get the same type + uses offsets)</text:span></text:p>
              </text:list-item>
              <text:list-item>
                <text:p text:style-name="P4"><text:span text:style-name="T26">Split MG based on data structure types</text:span></text:p>
              </text:list-item>
              <text:list-item>
                <text:p text:style-name="P4"><text:span text:style-name="T28">MG shape analysis: find minimal set of offsets {p</text:span><text:span text:style-name="T29">1</text:span><text:span text:style-name="T30">,p</text:span><text:span text:style-name="T29">2</text:span><text:span text:style-name="T30">,p</text:span><text:span text:style-name="T29">3</text:span><text:span text:style-name="T30">,..,p</text:span><text:span text:style-name="T29">n</text:span><text:span text:style-name="T26">}, </text:span><text:span text:style-name="T26">that still keeps DS connected and separate DS sub-</text:span><text:span text:style-name="T26">structures</text:span></text:p>
              </text:list-item>
              <text:list-item>
                <text:p text:style-name="P4"><text:span text:style-name="T26">Classify sub-structures by their shape (#nodes in and out)</text:span></text:p>
              </text:list-item>
              <text:list-item>
                <text:p text:style-name="P4"><text:span text:style-name="T26">Refinement of special cases (recursive tree height </text:span><text:span text:style-name="T26">calculation)</text:span></text:p>
              </text:list-item>
            </text:list>
            <text:p text:style-name="P10"><text:span text:style-name="T1">Implementation: </text:span><text:span text:style-name="T31">I</text:span><text:span text:style-name="T32">ntel Pin</text:span></text:p>
            <text:p text:style-name="P11"><text:span text:style-name="T1">Weaknesses:</text:span></text:p>
            <text:list text:continue-numbering="true" text:style-name="L1">
              <text:list-item>
                <text:p text:style-name="P11"><text:span text:style-name="T4">Based solely on the shape of data structures not their </text:span><text:span text:style-name="T4">contents (MemPick cannot tell whether a binary tree is a </text:span><text:span text:style-name="T4">search tree or not)</text:span></text:p>
              </text:list-item>
              <text:list-item>
                <text:p text:style-name="P11"><text:span text:style-name="T4">As all dynamic techniques, MemPick is limited by the code </text:span><text:span text:style-name="T4">coverage of its profiler runs</text:span></text:p>
              </text:list-item>
              <text:list-item>
                <text:p text:style-name="P11"><text:span text:style-name="T4">MG node tagging might trigger false positives</text:span></text:p>
              </text:list-item>
              <text:list-item>
                <text:p text:style-name="P11"><text:span text:style-name="T4">Examines MG snapshots at “quiescent” time periods – need </text:span><text:span text:style-name="T4">to catch them precisely (gaps between DS modifications in </text:span><text:span text:style-name="T4">the number of instructions)</text:span></text:p>
              </text:list-item>
              <text:list-item>
                <text:p text:style-name="P11"><text:span text:style-name="T4">MG shape analysis is based on heap buffer offsets – won’t </text:span><text:span text:style-name="T4">handle multiple nodes per heap buffer</text:span></text:p>
              </text:list-item>
            </text:list>
            <text:p><text:span text:style-name="T1">Experimental Result:</text:span></text:p>
            <text:list text:continue-numbering="true" text:style-name="L1">
              <text:list-item>
                <text:p><text:span text:style-name="T4">16 popular DS libraries: boost:container, clibutils, GLib, </text:span><text:span text:style-name="T4">GDSL, STL, STLport, etc.</text:span></text:p>
              </text:list-item>
              <text:list-item>
                <text:p><text:span text:style-name="T4">10 real-world applications: clang, chromium, Lighttpd, etc. </text:span><text:span text:style-name="T4">(MemPick finishes withing 1 hour), </text:span></text:p>
              </text:list-item>
            </text:list>
          </draw:text-box>
        </draw:frame>
        <draw:frame draw:style-name="gr32" draw:text-style-name="P5" draw:layer="layout" svg:width="21.9cm" svg:height="25.029cm" svg:x="51.5cm" svg:y="84.771cm">
          <draw:text-box>
            <text:p text:style-name="P2"><text:span text:style-name="T1">DSI </text:span><text:span text:style-name="T2">(2016)</text:span></text:p>
            <text:p text:style-name="P2"><text:span text:style-name="T7">(</text:span><text:span text:style-name="T1">D</text:span><text:span text:style-name="T2">ata </text:span><text:span text:style-name="T1">S</text:span><text:span text:style-name="T2">tructure </text:span><text:span text:style-name="T1">I</text:span><text:span text:style-name="T2">nvestigator</text:span><text:span text:style-name="T3">)</text:span></text:p>
            <text:p text:style-name="P2"><text:span text:style-name="T1">[ISSTA’16] Proceedings of the 25th </text:span><text:span text:style-name="T1">International Symposium on Software Testing </text:span><text:span text:style-name="T1">and Analysis, Saarbrücken, Germany </text:span></text:p>
            <text:p text:style-name="P2"><text:span text:style-name="T1"/></text:p>
            <text:p text:style-name="P4"><text:span text:style-name="T1">Input: </text:span><text:span text:style-name="T4">C source code</text:span></text:p>
            <text:p text:style-name="P4"><text:span text:style-name="T1">Problem: </text:span><text:span text:style-name="T4">varieties and complexities of DS implementations </text:span><text:span text:style-name="T4">in C language enabled by the freedom offered by C and </text:span><text:span text:style-name="T4">demanded by low-level software (OS, drivers) efficiency </text:span><text:span text:style-name="T4">concerns</text:span></text:p>
            <text:p text:style-name="P4"><text:span text:style-name="T4"/></text:p>
            <text:p text:style-name="P4"><text:span text:style-name="T4">source code comprehension, legacy software maintenance </text:span><text:span text:style-name="T4">tool, memory visualization</text:span></text:p>
            <text:p text:style-name="P4"><text:span text:style-name="T1"/></text:p>
            <text:p text:style-name="P4"><text:span text:style-name="T1">Goal: </text:span><text:span text:style-name="T4">C source code comprehension, legacy software </text:span><text:span text:style-name="T4">maintenance tool, memory visualization</text:span></text:p>
            <text:p text:style-name="P4"><text:span text:style-name="T1"/></text:p>
            <text:p text:style-name="P4"><text:span text:style-name="T1">Methodology:</text:span></text:p>
            <text:p text:style-name="P4"><text:span text:style-name="T6"/></text:p>
            <text:p><text:span text:style-name="T1">Implementation:</text:span></text:p>
            <text:p><text:span text:style-name="T1"/></text:p>
            <text:p><text:span text:style-name="T1">Experimental Result</text:span><text:span text:style-name="T3">: </text:span></text:p>
          </draw:text-box>
        </draw:frame>
        <draw:line draw:style-name="gr7" draw:text-style-name="P7" draw:layer="layout" svg:x1="41.3cm" svg:y1="81.6cm" svg:x2="51.1cm" svg:y2="96.9cm">
          <text:p/>
        </draw:line>
        <draw:line draw:style-name="gr7" draw:text-style-name="P7" draw:layer="layout" svg:x1="58.9cm" svg:y1="71.4cm" svg:x2="62.2cm" svg:y2="84cm">
          <text:p/>
        </draw:line>
        <draw:frame draw:style-name="gr33" draw:text-style-name="P12" draw:layer="layout" svg:width="17.8cm" svg:height="2cm" svg:x="43.6cm" svg:y="82.3cm">
          <draw:text-box>
            <text:list text:style-name="L1">
              <text:list-item>
                <text:p text:style-name="P4"><text:span text:style-name="T33">The state-of-the-art heuristic guided DS identification</text:span></text:p>
              </text:list-item>
            </text:list>
          </draw:text-box>
        </draw:frame>
        <draw:frame draw:style-name="gr34" draw:text-style-name="P5" draw:layer="layout" svg:width="21.9cm" svg:height="31.691cm" svg:x="5.8cm" svg:y="31.558cm">
          <draw:text-box>
            <text:p text:style-name="P2"><text:span text:style-name="T1">RDS </text:span><text:span text:style-name="T2">(2005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3"><text:span text:style-name="T1">MSP’05, Memory </text:span><text:span text:style-name="T1">Systems </text:span><text:span text:style-name="T1">Performance </text:span><text:span text:style-name="T1">Workshop, </text:span><text:span text:style-name="T1">Chicago, USA</text:span></text:p>
            <text:p text:style-name="P10"><text:span text:style-name="T1">Input: </text:span><text:span text:style-name="T4">C source code</text:span></text:p>
            <text:p text:style-name="P10"><text:span text:style-name="T1">Problem: </text:span></text:p>
            <text:p text:style-name="P10"><text:span text:style-name="T1">Goal: </text:span><text:span text:style-name="T4">better </text:span><text:span text:style-name="T4">understanding of memory </text:span><text:span text:style-name="T4">access behaviour of </text:span><text:span text:style-name="T4">programs with RDS (not </text:span><text:span text:style-name="T4">just individual load/store </text:span><text:span text:style-name="T4">operations, but a higher-</text:span><text:span text:style-name="T4">level view) </text:span></text:p>
            <text:p text:style-name="P4"><text:span text:style-name="T9">Contribution: </text:span><text:span text:style-name="T35">proposal of RDS Profiling </text:span><text:span text:style-name="T35">technique and a notion of </text:span><text:span text:style-name="T35">RDS stability</text:span></text:p>
            <text:p text:style-name="P4"><text:span text:style-name="T1"/></text:p>
            <text:p text:style-name="P4"><text:span text:style-name="T1">Methodology:</text:span></text:p>
            <text:list text:style-name="L1">
              <text:list-item>
                <text:p text:style-name="P4"><text:span text:style-name="T35">Builds </text:span><text:span text:style-name="T36">MG</text:span><text:span text:style-name="T28">, which is </text:span><text:span text:style-name="T28">termed as a Unified </text:span><text:span text:style-name="T28">Shape Graph (USG). </text:span><text:span text:style-name="T28">USG </text:span><text:span text:style-name="T26">consists of all </text:span><text:span text:style-name="T26">dynamically allocated </text:span><text:span text:style-name="T26">memory chunks as </text:span><text:span text:style-name="T26">nodes.</text:span></text:p>
              </text:list-item>
              <text:list-item>
                <text:p text:style-name="P4"><text:span text:style-name="T28">Builds another variant </text:span><text:span text:style-name="T28">of MG: </text:span><text:span text:style-name="T35">Static Shape </text:span><text:span text:style-name="T35">Graph (SSG), which </text:span><text:span text:style-name="T35">consists of nodes </text:span><text:span text:style-name="T35">corresponding to static </text:span><text:span text:style-name="T35">locations of allocation </text:span><text:span text:style-name="T35">call instructions in the </text:span><text:span text:style-name="T35">program binary. SCCs </text:span><text:span text:style-name="T35">on the SSG delineate </text:span><text:span text:style-name="T35">separate RDS types. An </text:span><text:span text:style-name="T35">array of trees </text:span><text:span text:style-name="T35">materialises into a </text:span><text:span text:style-name="T35">graph on USG. SSG </text:span><text:span text:style-name="T35">can help separate RDS </text:span><text:span text:style-name="T35">of trees from those of </text:span><text:span text:style-name="T35">arrays. To distinguish </text:span><text:span text:style-name="T35">separate <text:s/>instances of </text:span><text:span text:style-name="T4">tree RDS type from </text:span><text:span text:style-name="T4">each other authors </text:span><text:span text:style-name="T4">notice, that they are </text:span><text:span text:style-name="T4">always connected by a </text:span><text:span text:style-name="T4">different RDS type node </text:span><text:span text:style-name="T4">(array here) existing </text:span><text:span text:style-name="T4">between them. On-the-</text:span><text:span text:style-name="T4">fly SCC membership </text:span><text:span text:style-name="T4">checks are performed.</text:span></text:p>
              </text:list-item>
            </text:list>
            <text:p><text:span text:style-name="T1">Implementation:</text:span><text:span text:style-name="T3"> </text:span><text:span text:style-name="T6">Binary instrumentation </text:span><text:span text:style-name="T6">with </text:span><text:span text:style-name="T37">Intel’s PIN</text:span></text:p>
            <text:p><text:span text:style-name="T1">Experimental </text:span><text:span text:style-name="T1">Result</text:span><text:span text:style-name="T3">: </text:span><text:span text:style-name="T6">SPEC2000, </text:span><text:span text:style-name="T6">Olden. RDSP <text:s/>processes </text:span><text:span text:style-name="T6">dynamic application </text:span><text:span text:style-name="T6">traces. Builds graphs and </text:span><text:span text:style-name="T6">calculates numbers of </text:span><text:span text:style-name="T6">different RDS and their </text:span><text:span text:style-name="T6">lifetimes. No precise </text:span><text:span text:style-name="T6">identification is reported. </text:span><text:span text:style-name="T6">Numbers have not been </text:span><text:span text:style-name="T6">validated in any way.</text:span></text:p>
            <text:p><text:span text:style-name="T6"/></text:p>
          </draw:text-box>
        </draw:frame>
        <draw:frame draw:style-name="gr35" draw:text-style-name="P5" draw:layer="layout" svg:width="21.9cm" svg:height="16.935cm" svg:x="82.4cm" svg:y="74.333cm">
          <draw:text-box>
            <text:p text:style-name="P2"><text:span text:style-name="T1">Howard </text:span><text:span text:style-name="T2">(2011)</text:span></text:p>
            <text:p text:style-name="P2"><text:span text:style-name="T2">(</text:span><text:span text:style-name="T1">R</text:span><text:span text:style-name="T3">ecursive </text:span><text:span text:style-name="T1">D</text:span><text:span text:style-name="T3">ata </text:span><text:span text:style-name="T1">S</text:span><text:span text:style-name="T3">tructure </text:span><text:span text:style-name="T1">P</text:span><text:span text:style-name="T3">rofiler)</text:span></text:p>
            <text:p text:style-name="P2"><text:span text:style-name="T1">Proceedings of the Network and Distributed </text:span><text:span text:style-name="T1">System Security Symposium, NDSS 2011, </text:span><text:span text:style-name="T1">San Diego, California, USA, 6th February - 9th </text:span><text:span text:style-name="T1">February 2011</text:span></text:p>
            <text:p text:style-name="P4"><text:span text:style-name="T1">Target: </text:span><text:span text:style-name="T4">stripped binaries</text:span></text:p>
            <text:p text:style-name="P4"><text:span text:style-name="T4"/></text:p>
            <text:p text:style-name="P4"><text:span text:style-name="T1">Methodology: </text:span><text:span text:style-name="T4">recovery by access patterns</text:span></text:p>
            <text:list text:style-name="L1">
              <text:list-item>
                <text:p text:style-name="P4"><text:span text:style-name="T4">Model of a call stack (HStack)</text:span></text:p>
              </text:list-item>
            </text:list>
            <text:p text:style-name="P4"><text:span text:style-name="T1"/></text:p>
            <text:p><text:span text:style-name="T1">Implementation: </text:span><text:span text:style-name="T4">Dynamic analysis on QEMU-based </text:span><text:span text:style-name="T4">emulator</text:span></text:p>
            <text:p><text:span text:style-name="T4"/></text:p>
            <text:p><text:span text:style-name="T1">Experimental Result</text:span><text:span text:style-name="T3">: </text:span><text:span text:style-name="T6">10 real world applications, 16 </text:span><text:span text:style-name="T6">libraries.</text:span><text:span text:style-name="T3"> </text:span></text:p>
          </draw:text-box>
        </draw:frame>
        <draw:frame draw:style-name="gr36" draw:text-style-name="P5" draw:layer="layout" svg:width="21.9cm" svg:height="6.624cm" svg:x="78.5cm" svg:y="13.5cm">
          <draw:text-box>
            <text:p text:style-name="P2"><text:span text:style-name="T1">Disassemblers and decompilers </text:span></text:p>
            <text:p text:style-name="P2"><text:span text:style-name="T2">IDA Pro (2005), OllyDbg ()</text:span></text:p>
            <text:p text:style-name="P4"><text:span text:style-name="T1">Target: </text:span><text:span text:style-name="T4">stripped binaries</text:span></text:p>
            <text:p text:style-name="P4"><text:span text:style-name="T1">Methodology: </text:span><text:span text:style-name="T4">known library function calls to symbolic </text:span><text:span text:style-name="T4">names</text:span></text:p>
            <text:p text:style-name="P4"><text:span text:style-name="T1"/></text:p>
          </draw:text-box>
        </draw:frame>
        <draw:frame draw:style-name="gr37" draw:text-style-name="P8" draw:layer="layout" svg:width="39.2cm" svg:height="3.9cm" svg:x="77.1cm" svg:y="11.4cm">
          <draw:text-box>
            <text:p text:style-name="P2"><text:span text:style-name="T8">Reverse Engineering and </text:span><text:span text:style-name="T8">Forensics</text:span></text:p>
          </draw:text-box>
        </draw:frame>
        <draw:frame draw:style-name="gr38" draw:text-style-name="P5" draw:layer="layout" svg:width="21.9cm" svg:height="12.7cm" svg:x="82.4cm" svg:y="53.2cm">
          <draw:text-box>
            <text:p text:style-name="P2"><text:span text:style-name="T1">Reward </text:span><text:span text:style-name="T2">(2010)</text:span></text:p>
            <text:p text:style-name="P2"><text:span text:style-name="T2">(</text:span><text:span text:style-name="T3">)</text:span></text:p>
            <text:p text:style-name="P2"><text:span text:style-name="T1">Proceedings of the Network and Distributed </text:span><text:span text:style-name="T1">System Security Symposium, NDSS 2010, </text:span><text:span text:style-name="T1">San Diego, California, USA, 6th February - 9th </text:span><text:span text:style-name="T1">February 2011</text:span></text:p>
            <text:p text:style-name="P4"><text:span text:style-name="T1">Target: </text:span><text:span text:style-name="T4">stripped binaries</text:span></text:p>
            <text:p text:style-name="P4"><text:span text:style-name="T1">Methodology: </text:span><text:span text:style-name="T4">Dynamic analysis. Whenever a program </text:span><text:span text:style-name="T4">makes a call to a well-known function (like a system call), we </text:span><text:span text:style-name="T4">know the types of all the arguments – so we label these </text:span><text:span text:style-name="T4">memory locations accordingly. Next, we propagate this type </text:span><text:span text:style-name="T4">information backwards and forwards.</text:span></text:p>
          </draw:text-box>
        </draw:frame>
        <draw:line draw:style-name="gr7" draw:text-style-name="P7" draw:layer="layout" svg:x1="93.2cm" svg:y1="66.1cm" svg:x2="93.8cm" svg:y2="74cm">
          <text:p/>
        </draw:line>
        <draw:frame draw:style-name="gr39" draw:text-style-name="P12" draw:layer="layout" svg:width="11.9cm" svg:height="8.121cm" svg:x="93.5cm" svg:y="66.179cm">
          <draw:text-box>
            <text:list text:style-name="L1">
              <text:list-item>
                <text:p text:style-name="P4"><text:span text:style-name="T34">The technique only recovers</text:span></text:p>
                <text:p text:style-name="P4"><text:span text:style-name="T34">those data structures that appear, directly or indirectly, in the</text:span></text:p>
                <text:p text:style-name="P4"><text:span text:style-name="T34">arguments of system calls. This is a very small portion of all data </text:span><text:span text:style-name="T34">structures in a program. All internal variables and data structures </text:span><text:span text:style-name="T34">in the program remain invisible.</text:span></text:p>
              </text:list-item>
            </text:list>
            <text:p text:style-name="P2"><text:span text:style-name="T33"/></text:p>
          </draw:text-box>
        </draw:frame>
        <draw:frame draw:style-name="gr40" draw:text-style-name="P12" draw:layer="layout" svg:width="9.3cm" svg:height="1.825cm" svg:x="10.7cm" svg:y="26.5cm">
          <draw:text-box>
            <text:list text:style-name="L1">
              <text:list-item>
                <text:p text:style-name="P4"><text:span text:style-name="T33">E </text:span></text:p>
              </text:list-item>
              <text:list-item>
                <text:p text:style-name="P4"><text:span text:style-name="T34">Static and conservative</text:span></text:p>
              </text:list-item>
            </text:list>
          </draw:text-box>
        </draw:frame>
        <draw:line draw:style-name="gr7" draw:text-style-name="P7" draw:layer="layout" svg:x1="22.2cm" svg:y1="24.9cm" svg:x2="17cm" svg:y2="31.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18.9cm" fo:page-height="15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5T14:41:58.815190463</meta:creation-date>
    <dc:date>2019-08-18T20:28:55.039850682</dc:date>
    <meta:editing-duration>P6DT13H32M26S</meta:editing-duration>
    <meta:editing-cycles>100</meta:editing-cycles>
    <meta:generator>LibreOffice/6.1.4.2$Linux_X86_64 LibreOffice_project/10$Build-2</meta:generator>
    <meta:document-statistic meta:object-count="106"/>
  </office:meta>
</office:document-meta>
</file>